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1pt" style:text-underline-style="solid" style:text-underline-width="auto" style:text-underline-color="font-color" fo:font-weight="bold" officeooo:rsid="00020edf" officeooo:paragraph-rsid="00020edf" style:font-size-asian="21pt" style:font-weight-asian="bold" style:font-size-complex="21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style="italic" style:text-underline-style="none" fo:font-weight="bold" officeooo:rsid="0005d09e" officeooo:paragraph-rsid="0005d09e" style:font-size-asian="12.25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05d09e" officeooo:paragraph-rsid="0005d09e" style:font-size-asian="12.25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05d09e" officeooo:paragraph-rsid="00267e0d" style:font-size-asian="12.25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3ba703" officeooo:paragraph-rsid="003ba703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3bd7b5" officeooo:paragraph-rsid="003bd7b5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3ecb22" officeooo:paragraph-rsid="003ecb22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420f67" officeooo:paragraph-rsid="00420f67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420f67" officeooo:paragraph-rsid="0043cbbb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4ab1a1" officeooo:paragraph-rsid="004ab1a1" style:font-size-asian="12.25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081e0d"/>
    </style:style>
    <style:style style:name="T2" style:family="text">
      <style:text-properties officeooo:rsid="0008f269"/>
    </style:style>
    <style:style style:name="T3" style:family="text">
      <style:text-properties officeooo:rsid="000aadfe"/>
    </style:style>
    <style:style style:name="T4" style:family="text">
      <style:text-properties officeooo:rsid="000b3dab"/>
    </style:style>
    <style:style style:name="T5" style:family="text">
      <style:text-properties officeooo:rsid="000cf837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081e0d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08f269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0cf837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0e933c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100236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1b9db2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23b343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328fa3" style:font-style-asian="italic" style:font-weight-asian="bold" style:font-style-complex="italic" style:font-weight-complex="bold"/>
    </style:style>
    <style:style style:name="T15" style:family="text">
      <style:text-properties officeooo:rsid="000e933c"/>
    </style:style>
    <style:style style:name="T16" style:family="text">
      <style:text-properties officeooo:rsid="00100236"/>
    </style:style>
    <style:style style:name="T17" style:family="text">
      <style:text-properties officeooo:rsid="0010bd63"/>
    </style:style>
    <style:style style:name="T18" style:family="text">
      <style:text-properties officeooo:rsid="0012887a"/>
    </style:style>
    <style:style style:name="T19" style:family="text">
      <style:text-properties officeooo:rsid="00139c0b"/>
    </style:style>
    <style:style style:name="T20" style:family="text">
      <style:text-properties officeooo:rsid="00140d48"/>
    </style:style>
    <style:style style:name="T21" style:family="text">
      <style:text-properties officeooo:rsid="001b9db2"/>
    </style:style>
    <style:style style:name="T22" style:family="text">
      <style:text-properties officeooo:rsid="001d6314"/>
    </style:style>
    <style:style style:name="T23" style:family="text">
      <style:text-properties officeooo:rsid="002237c8"/>
    </style:style>
    <style:style style:name="T24" style:family="text">
      <style:text-properties officeooo:rsid="0023b343"/>
    </style:style>
    <style:style style:name="T25" style:family="text">
      <style:text-properties officeooo:rsid="0030c879"/>
    </style:style>
    <style:style style:name="T26" style:family="text">
      <style:text-properties officeooo:rsid="00319491"/>
    </style:style>
    <style:style style:name="T27" style:family="text">
      <style:text-properties officeooo:rsid="003284c0"/>
    </style:style>
    <style:style style:name="T28" style:family="text">
      <style:text-properties officeooo:rsid="00328fa3"/>
    </style:style>
    <style:style style:name="T29" style:family="text">
      <style:text-properties officeooo:rsid="003ccf02"/>
    </style:style>
    <style:style style:name="T30" style:family="text">
      <style:text-properties officeooo:rsid="003f0289"/>
    </style:style>
    <style:style style:name="T31" style:family="text">
      <style:text-properties officeooo:rsid="0040754f"/>
    </style:style>
    <style:style style:name="T32" style:family="text">
      <style:text-properties officeooo:rsid="0043cbbb"/>
    </style:style>
    <style:style style:name="T33" style:family="text">
      <style:text-properties officeooo:rsid="0044bb96"/>
    </style:style>
    <style:style style:name="T34" style:family="text">
      <style:text-properties officeooo:rsid="0047e1f1"/>
    </style:style>
    <style:style style:name="T35" style:family="text">
      <style:text-properties officeooo:rsid="004bba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SIBLE</text:p>
      <text:p text:style-name="P1"/>
      <text:p text:style-name="P2">Overview:</text:p>
      <text:p text:style-name="P4">- <text:span text:style-name="T2">Previous to Ansible this was done through shell scripting but since the inception of microservices and birth of containers, the number of VM’s have expanded rapidly </text:span><text:span text:style-name="T19">which hosted multiple linux distributions </text:span><text:span text:style-name="T20">and maintaining a shell script was no longer viable.</text:span></text:p>
      <text:p text:style-name="P4"><text:span text:style-name="T1">-Ansible is a </text:span><text:span text:style-name="T7">configuration managment tool</text:span><text:span text:style-name="T1"> that </text:span><text:span text:style-name="T2">allows users to configure changes to multiple VM </text:span><text:span text:style-name="T18">with multiple distributions </text:span><text:span text:style-name="T2">at a time.</text:span></text:p>
      <text:p text:style-name="P3">- <text:span text:style-name="T21">Ansible is owned by </text:span><text:span text:style-name="T12">redhat </text:span><text:span text:style-name="T22">and used YAML scripting </text:span><text:span text:style-name="T23">to write playbooks</text:span></text:p>
      <text:p text:style-name="P3">- <text:span text:style-name="T13">Playbooks</text:span><text:span text:style-name="T24"> are manifest files that guide ansible on the configuration changes to be made on the <text:s/>VM.</text:span></text:p>
      <text:p text:style-name="P3">- <text:span text:style-name="T2">There are other configuration management tools such as </text:span><text:span text:style-name="T8">puppet, chef, salt</text:span><text:span text:style-name="T2">.</text:span></text:p>
      <text:p text:style-name="P3">- <text:span text:style-name="T2">Ansible follows a </text:span><text:span text:style-name="T8">push based model</text:span><text:span text:style-name="T2"> where in </text:span><text:span text:style-name="T3">it </text:span><text:span text:style-name="T2">maintains a </text:span><text:span text:style-name="T8">inventory file</text:span><text:span text:style-name="T2"> which has the list of servers </text:span><text:span text:style-name="T4">to connect to.</text:span></text:p>
      <text:p text:style-name="P3">- <text:span text:style-name="T5">Compared to other configuration managment tools ansible follows a </text:span><text:span text:style-name="T9">agentless model </text:span><text:span text:style-name="T15">which allows it to connect to the Vm’s using </text:span><text:span text:style-name="T10">SSH</text:span><text:span text:style-name="T15"> which requires password less authentication.</text:span></text:p>
      <text:p text:style-name="P3">- <text:span text:style-name="T16">It can also has </text:span><text:span text:style-name="T11">dynamic inventory</text:span><text:span text:style-name="T16"> which enables ansible to connect with multiple servers </text:span><text:span text:style-name="T17">that are created on the fly.</text:span></text:p>
      <text:p text:style-name="P3">- <text:span text:style-name="T25">Ansible maintains modules which are written in python </text:span><text:span text:style-name="T26">that allow it to connect to certain applications, </text:span><text:span text:style-name="T27">this</text:span><text:span text:style-name="T26"> feature can be extended by writing custom modules </text:span><text:span text:style-name="T28">and be share accross others in the ansible community using </text:span><text:span text:style-name="T14">ansible-galaxy</text:span></text:p>
      <text:p text:style-name="P3"><text:span text:style-name="T14"/></text:p>
      <text:p text:style-name="P5"><text:span text:style-name="T14">L</text:span><text:span text:style-name="T6">abs:</text:span></text:p>
      <text:p text:style-name="P5"><text:span text:style-name="T6"/></text:p>
      <text:p text:style-name="P5"><text:span text:style-name="T6">Interview Questions:</text:span></text:p>
      <text:p text:style-name="P5"><text:span text:style-name="T6"/></text:p>
      <text:p text:style-name="P6">1. <text:span text:style-name="T29">What is the programming language that ansible uses?</text:span></text:p>
      <text:p text:style-name="P6"><text:tab/><text:span text:style-name="T29">Ansible is written in python</text:span></text:p>
      <text:p text:style-name="P6"/>
      <text:p text:style-name="P7">2. <text:span text:style-name="T30">Does Ansible support Linux and windows?</text:span></text:p>
      <text:p text:style-name="P7"><text:tab/><text:span text:style-name="T30">Yes ansible supports both linux using SSH and Windows using WinR</text:span><text:span text:style-name="T31">M</text:span></text:p>
      <text:p text:style-name="P7"/>
      <text:p text:style-name="P8">3. <text:span text:style-name="T32">Why uses Ansible over puppet, Salt, chef? </text:span><text:span text:style-name="T34">Which scripting language ansible uses? Which model does ansible follow?</text:span></text:p>
      <text:p text:style-name="P8"><text:tab/><text:span text:style-name="T32">Ansible uses YAML scripting to write manifest files</text:span></text:p>
      <text:p text:style-name="P9"><text:tab/><text:span text:style-name="T32">Its uses </text:span><text:span text:style-name="T33">Push</text:span><text:span text:style-name="T32"> based model </text:span></text:p>
      <text:p text:style-name="P9"><text:span text:style-name="T32"><text:tab/>It is a agentless model which connects with VM’s using SSH</text:span></text:p>
      <text:p text:style-name="P8"><text:tab/></text:p>
      <text:p text:style-name="P10">4. Does ansible support all the cloud providers?</text:p>
      <text:p text:style-name="P10"><text:tab/>Since ansible connects to VM’s using SSH or Winrm, It does not matter which cloud provider it is <text:span text:style-name="T35">as in all of them VM’s are created either on linux or Window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2T20:03:37.354656095</meta:creation-date>
    <dc:date>2023-08-23T07:19:34.500099093</dc:date>
    <meta:editing-duration>PT40M7S</meta:editing-duration>
    <meta:editing-cycles>46</meta:editing-cycles>
    <meta:generator>LibreOffice/7.3.7.2$Linux_X86_64 LibreOffice_project/30$Build-2</meta:generator>
    <meta:document-statistic meta:table-count="0" meta:image-count="0" meta:object-count="0" meta:page-count="1" meta:paragraph-count="24" meta:word-count="331" meta:character-count="1988" meta:non-whitespace-character-count="1671"/>
  </office:meta>
</office:document-meta>
</file>